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1" fo:font-size="10.5pt" fo:letter-spacing="normal" fo:font-style="normal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text-properties fo:font-variant="normal" fo:text-transform="none" fo:color="#000000" style:font-name="Arial1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text-properties fo:font-variant="normal" fo:text-transform="none" fo:color="#000000" style:font-name="Arial1" fo:font-size="10.5pt" fo:letter-spacing="normal" fo:font-style="normal" fo:font-weight="normal" fo:background-color="#ffcc99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variant="normal" fo:text-transform="none" fo:color="#000000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font-variant="normal" fo:text-transform="none" fo:color="#000000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variant="normal" fo:text-transform="none" fo:color="#2300dc" style:font-name="Arial1" fo:font-size="10.5pt" fo:letter-spacing="normal" fo:font-style="normal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variant="normal" fo:text-transform="none" fo:color="#c5000b" style:font-name="Arial1" fo:font-size="10.5pt" fo:letter-spacing="normal" fo:font-style="normal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text-properties fo:color="#000000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000000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fo:color="#000000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background-color="#00ffff">
        <style:background-image/>
      </style:paragraph-properties>
      <style:text-properties fo:font-variant="normal" fo:text-transform="none" fo:color="#000000" style:font-name="Arial1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background-color="#00ffff">
        <style:background-image/>
      </style:paragraph-properties>
      <style:text-properties fo:font-variant="normal" fo:text-transform="none" fo:color="#000000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background-color="#00ffff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background-color="#ffcc99">
        <style:background-image/>
      </style:paragraph-properties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ackground-color="#ffcc99">
        <style:background-image/>
      </style:paragraph-properties>
      <style:text-properties fo:font-variant="normal" fo:text-transform="none" fo:color="#000000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000000" style:font-name="Arial1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000000" style:font-name="Arial1" fo:letter-spacing="normal" fo:font-style="normal"/>
    </style:style>
    <style:style style:name="T2" style:family="text">
      <style:text-properties fo:font-variant="normal" fo:text-transform="none" style:font-name="Arial1" fo:letter-spacing="normal" fo:font-style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cc99" style:font-weight-asian="bold" style:font-weight-complex="bold"/>
    </style:style>
    <style:style style:name="T5" style:family="text">
      <style:text-properties fo:background-color="#ffcc99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opic <text:s/>: <text:span text:style-name="T1">Overriding core controllers in magento</text:span></text:p>
      <text:p text:style-name="P1"/>
      <text:p text:style-name="P1"/>
      <text:p text:style-name="P15">-&gt;Override Front-end Controller</text:p>
      <text:p text:style-name="P7"/>
      <text:p text:style-name="P4">In Magento sometimes you need to do customization in core controller </text:p>
      <text:p text:style-name="P9"><text:span text:style-name="T2">it may be happens in following </text:span><text:span text:style-name="T2">situation</text:span><text:span text:style-name="T2"> :</text:span></text:p>
      <text:list xml:id="list8421425686876700730" text:style-name="L1">
        <text:list-header>
          <text:p text:style-name="P6"/>
          <text:p text:style-name="P6">(1) When you have to add extra functionality on default action of any front end controller .</text:p>
          <text:p text:style-name="P11"><text:span text:style-name="T2">(2) When you have to make </text:span><text:span text:style-name="T2">extra</text:span><text:span text:style-name="T2"> action method in core controller .</text:span></text:p>
          <text:p text:style-name="P6">(3) When you will have to use controller in your custom <text:s/>module .</text:p>
        </text:list-header>
      </text:list>
      <text:p text:style-name="P4"/>
      <text:p text:style-name="P4">There are three files you will need to make they are :</text:p>
      <text:p text:style-name="P5">1. <text:s/>app/etc/modules/NameSpace_Modulename.xml</text:p>
      <text:p text:style-name="P5"><text:s text:c="6"/>you have to make a module.</text:p>
      <text:p text:style-name="P5"/>
      <text:p text:style-name="P5">2. <text:s/>app/code/local/NameSpace/Modulename/etc/config.xml</text:p>
      <text:p text:style-name="P5"><text:s text:c="6"/>you have to tell to magento about your module configuration </text:p>
      <text:p text:style-name="P5"/>
      <text:p text:style-name="P5">3. <text:s/>app/code/local/NameSpace/Modulename/controllers/AccountController.php</text:p>
      <text:p text:style-name="P5">(or as per your need you can make controllers for now <text:s/>I am explaining to override account controller)</text:p>
      <text:p text:style-name="P1"><text:s/></text:p>
      <text:p text:style-name="P1"/>
      <text:p text:style-name="P1">So for overriding you have to do following steps they are following :</text:p>
      <text:p text:style-name="P1"/>
      <text:p text:style-name="P2">(1) app/etc/modules/NameSpace_Modulename.xml</text:p>
      <text:p text:style-name="P2">open this and put content like below : </text:p>
      <text:p text:style-name="P1"/>
      <text:p text:style-name="P12">&lt;?xml version="1.0"?&gt;</text:p>
      <text:p text:style-name="P12">&lt;config&gt;</text:p>
      <text:p text:style-name="P12"><text:s text:c="4"/>&lt;modules&gt;</text:p>
      <text:p text:style-name="P12"><text:s text:c="8"/>&lt;NameSpace_Modulename&gt;</text:p>
      <text:p text:style-name="P12"><text:s text:c="12"/>&lt;active&gt;true&lt;/active&gt;</text:p>
      <text:p text:style-name="P12"><text:s text:c="12"/>&lt;codePool&gt;local&lt;/codePool&gt;</text:p>
      <text:p text:style-name="P12"><text:s text:c="8"/>&lt;/NameSpace_Modulename&gt;</text:p>
      <text:p text:style-name="P12"><text:s text:c="4"/>&lt;/modules&gt;</text:p>
      <text:p text:style-name="P12">&lt;/config&gt; </text:p>
      <text:p text:style-name="P8"/>
      <text:p text:style-name="P1"/>
      <text:p text:style-name="P1"/>
      <text:p text:style-name="P2">(2) app/code/local/NameSpace/Modulename/etc/config.xml</text:p>
      <text:p text:style-name="P1"/>
      <text:p text:style-name="P12">&lt;?xml version="1.0"?&gt;</text:p>
      <text:p text:style-name="P12">&lt;config&gt;</text:p>
      <text:p text:style-name="P12"><text:s text:c="4"/>&lt;modules&gt;</text:p>
      <text:p text:style-name="P12"><text:s text:c="8"/>&lt;NameSpace_Modulename&gt;</text:p>
      <text:p text:style-name="P12"><text:s text:c="12"/>&lt;version&gt;0.1.0&lt;/version&gt;</text:p>
      <text:p text:style-name="P12"><text:s text:c="8"/>&lt;/NameSpace_Modulename&gt;</text:p>
      <text:p text:style-name="P12"><text:s text:c="4"/>&lt;/modules&gt;</text:p>
      <text:p text:style-name="P12"><text:s text:c="4"/></text:p>
      <text:p text:style-name="P12"><text:s text:c="3"/>&lt;frontend&gt;</text:p>
      <text:p text:style-name="P12"><text:s text:c="4"/>&lt;routers&gt;</text:p>
      <text:p text:style-name="P12"><text:s text:c="5"/>&lt;customer&gt;</text:p>
      <text:p text:style-name="P12"><text:s text:c="12"/>&lt;args&gt;</text:p>
      <text:p text:style-name="P12"><text:soft-page-break/><text:s text:c="16"/>&lt;modules&gt;</text:p>
      <text:p text:style-name="P12"><text:s text:c="24"/>&lt;NameSpace_Modulename before="Mage_Customer"&gt;NameSpace_Modulename&lt;/NameSpace_Modulename&gt;</text:p>
      <text:p text:style-name="P12"><text:s text:c="16"/>&lt;/modules&gt;</text:p>
      <text:p text:style-name="P12"><text:s text:c="12"/>&lt;/args&gt;</text:p>
      <text:p text:style-name="P12"><text:s text:c="5"/>&lt;/customer&gt;</text:p>
      <text:p text:style-name="P12"><text:s text:c="3"/>&lt;/routers&gt;</text:p>
      <text:p text:style-name="P12">&lt;/frontend&gt;</text:p>
      <text:p text:style-name="P12">&lt;/config&gt;</text:p>
      <text:p text:style-name="Standard"/>
      <text:p text:style-name="Standard"/>
      <text:p text:style-name="P2">(3) <text:s/>now <text:s/>open this files</text:p>
      <text:p text:style-name="P2"/>
      <text:p text:style-name="P2">app/code/local/NameSpace/Modulename/controllers/AccountController.php</text:p>
      <text:p text:style-name="P1"/>
      <text:p text:style-name="P12">require_once("Mage/Customer/controllers/AccountController.php");</text:p>
      <text:p text:style-name="P12">class NameSpace_Modulename_AccountController extends Mage_Customer_AccountController</text:p>
      <text:p text:style-name="P12">{</text:p>
      <text:p text:style-name="P12"/>
      <text:p text:style-name="P12">//write here whatever function you want to csutomize like</text:p>
      <text:p text:style-name="P12"><text:s text:c="2"/>public function loginAction()</text:p>
      <text:p text:style-name="P12"><text:s text:c="4"/>{</text:p>
      <text:p text:style-name="P12"><text:s text:c="9"/></text:p>
      <text:p text:style-name="P12"><text:s text:c="4"/>echo <text:s/>“overrided”;</text:p>
      <text:p text:style-name="P12"><text:s text:c="4"/>die;</text:p>
      <text:p text:style-name="P12"/>
      <text:p text:style-name="P12"><text:s text:c="5"/>//your custom code.</text:p>
      <text:p text:style-name="P12"><text:s text:c="5"/>}</text:p>
      <text:p text:style-name="P12">}</text:p>
      <text:p text:style-name="P1"/>
      <text:p text:style-name="P1"/>
      <text:p text:style-name="P1"/>
      <text:p text:style-name="P2">thanks</text:p>
      <text:p text:style-name="P2">now your controller is overrided</text:p>
      <text:p text:style-name="P2"/>
      <text:p text:style-name="P2"/>
      <text:p text:style-name="P2">Mostly common overriding controller are : </text:p>
      <text:p text:style-name="P2">account controller , newsletter subscriber controller, cart controller etc.</text:p>
      <text:p text:style-name="P1"/>
      <text:p text:style-name="P1"/>
      <text:p text:style-name="P1"/>
      <text:p text:style-name="P1"/>
      <text:p text:style-name="P16">-&gt;Override Core Blocks</text:p>
      <text:p text:style-name="P1"/>
      <text:p text:style-name="P1"/>
      <text:p text:style-name="P4">In Magento sometimes you need to do customization in core block files so without directly </text:p>
      <text:p text:style-name="P4">change <text:s/>into the core file you manage this by making modules .</text:p>
      <text:p text:style-name="P4"/>
      <text:p text:style-name="P5">And here we made a module.</text:p>
      <text:p text:style-name="P4"/>
      <text:p text:style-name="P9"><text:span text:style-name="T2">it may be happens in following situation :</text:span></text:p>
      <text:list xml:id="list35628729" text:continue-numbering="true" text:style-name="L1">
        <text:list-header>
          <text:p text:style-name="P6"/>
          <text:p text:style-name="P6">(1) When you have to add extra function or method in core bloks</text:p>
          <text:p text:style-name="P11"><text:span text:style-name="T2">(2) When you have to update the existing function .</text:span></text:p>
        </text:list-header>
      </text:list>
      <text:p text:style-name="P10"><text:span text:style-name="T2"/></text:p>
      <text:p text:style-name="P4"><text:soft-page-break/>There are three files you will need to make they are :</text:p>
      <text:p text:style-name="P5">1. <text:s/>app/etc/modules/NameSpace_Modulename.xml</text:p>
      <text:p text:style-name="P5"><text:s text:c="6"/>you have to make a module.</text:p>
      <text:p text:style-name="P5"/>
      <text:p text:style-name="P5">2. <text:s/>app/code/local/NameSpace/Modulename/etc/config.xml</text:p>
      <text:p text:style-name="P5"><text:s text:c="6"/>you have to tell to magento about your module configuration </text:p>
      <text:p text:style-name="P5"/>
      <text:p text:style-name="P5">3. <text:s/>app/code/local/NameSpace/Modulename/Block/Product/List.php</text:p>
      <text:p text:style-name="P5"><text:span text:style-name="T2">(or as per your need you can change the block path <text:s/>for now <text:s/>I am explaining to override tags block for product's)</text:span></text:p>
      <text:p text:style-name="P10"><text:span text:style-name="T2"/></text:p>
      <text:p text:style-name="P10"><text:span text:style-name="T2"/></text:p>
      <text:p text:style-name="P1">So for overriding you have to do following steps they are following :</text:p>
      <text:p text:style-name="P1"/>
      <text:p text:style-name="P2">(1) <text:s/>app/etc/modules/Clarion_Blockoverride.xml</text:p>
      <text:p text:style-name="P2">open this and put content like below : </text:p>
      <text:p text:style-name="P2"><text:span text:style-name="T2"/></text:p>
      <text:p text:style-name="P13">&lt;?xml version="1.0"?&gt;</text:p>
      <text:p text:style-name="P13">&lt;config&gt;</text:p>
      <text:p text:style-name="P13"><text:s text:c="4"/>&lt;modules&gt;</text:p>
      <text:p text:style-name="P13"><text:s text:c="8"/>&lt;Clarion_Blockoverride&gt;</text:p>
      <text:p text:style-name="P13"><text:s text:c="12"/>&lt;active&gt;true&lt;/active&gt;</text:p>
      <text:p text:style-name="P13"><text:s text:c="12"/>&lt;codePool&gt;local&lt;/codePool&gt;</text:p>
      <text:p text:style-name="P13"><text:s text:c="8"/>&lt;/Clarion_Blockoverride&gt;</text:p>
      <text:p text:style-name="P13"><text:s text:c="4"/>&lt;/modules&gt;</text:p>
      <text:p text:style-name="P13">&lt;/config&gt; </text:p>
      <text:p text:style-name="P5"/>
      <text:p text:style-name="P5"/>
      <text:p text:style-name="P2">(2) <text:s/>app/code/local/Clarion/Blockoverride/etc/config.xml</text:p>
      <text:p text:style-name="P2"/>
      <text:p text:style-name="P12">&lt;?xml version="1.0"?&gt;</text:p>
      <text:p text:style-name="P12">&lt;config&gt;</text:p>
      <text:p text:style-name="P12"><text:s text:c="4"/>&lt;modules&gt;</text:p>
      <text:p text:style-name="P12"><text:s text:c="8"/>&lt;Clarion_Blockoverride&gt;</text:p>
      <text:p text:style-name="P12"><text:s text:c="12"/>&lt;version&gt;1.0&lt;/version&gt;</text:p>
      <text:p text:style-name="P12"><text:s text:c="8"/>&lt;/Clarion_Blockoverride&gt;</text:p>
      <text:p text:style-name="P12"><text:s text:c="4"/>&lt;/modules&gt;</text:p>
      <text:p text:style-name="P12"><text:s text:c="5"/>&lt;global&gt;</text:p>
      <text:p text:style-name="P12"><text:s text:c="8"/>&lt;blocks&gt;</text:p>
      <text:p text:style-name="P12"><text:s text:c="12"/>&lt;tag&gt;</text:p>
      <text:p text:style-name="P12"><text:s text:c="16"/>&lt;rewrite&gt;</text:p>
      <text:p text:style-name="P12"><text:s text:c="20"/>&lt;product_list&gt;Clarion_Blockoverride_Block_Product_List&lt;/product_list&gt;</text:p>
      <text:p text:style-name="P12"><text:s text:c="16"/>&lt;/rewrite&gt;</text:p>
      <text:p text:style-name="P12"><text:s text:c="12"/>&lt;/tag&gt;</text:p>
      <text:p text:style-name="P12"><text:s text:c="8"/>&lt;/blocks&gt;</text:p>
      <text:p text:style-name="P12"><text:s text:c="5"/>&lt;/global&gt;</text:p>
      <text:p text:style-name="P12">&lt;/config&gt;</text:p>
      <text:p text:style-name="P2"/>
      <text:p text:style-name="P2"/>
      <text:p text:style-name="P2">(3) <text:s/>now open this file</text:p>
      <text:p text:style-name="P2"/>
      <text:p text:style-name="P2">app/code/local/Clarion/Blockoverride/Block/Product/List.php</text:p>
      <text:p text:style-name="P1"/>
      <text:p text:style-name="P12">&lt;?php</text:p>
      <text:p text:style-name="P12"><text:s/></text:p>
      <text:p text:style-name="P12"><text:soft-page-break/>class Clarion_Blockoverride_Block_Product_List extends <text:s/>Mage_Tag_Block_Product_List</text:p>
      <text:p text:style-name="P12">{ <text:s text:c="3"/><text:tab/></text:p>
      <text:p text:style-name="P12"><text:s text:c="4"/></text:p>
      <text:p text:style-name="P12"><text:s text:c="4"/>public function getStatus()</text:p>
      <text:p text:style-name="P12"><text:s text:c="4"/>{</text:p>
      <text:p text:style-name="P12"><text:s text:c="9"/>echo "overrided";</text:p>
      <text:p text:style-name="P12"><text:s text:c="4"/>}</text:p>
      <text:p text:style-name="P12">}</text:p>
      <text:p text:style-name="P12"/>
      <text:p text:style-name="P12">?&gt;</text:p>
      <text:p text:style-name="P2"/>
      <text:p text:style-name="P2"/>
      <text:p text:style-name="P2">To know Block is overrided or not open files.</text:p>
      <text:p text:style-name="P2"/>
      <text:p text:style-name="P2">/app/design/frontend/base(your theme package)/default(your theme)/template/tag/list.phtml</text:p>
      <text:p text:style-name="P2"/>
      <text:p text:style-name="P2">put this code in this file </text:p>
      <text:p text:style-name="P12"><text:s/>&lt;?php echo $this-&gt;getStatus(); ?&gt;</text:p>
      <text:p text:style-name="P2"/>
      <text:p text:style-name="P2">if you get outputs <text:s/>overrided it means block get overriding successfully.</text:p>
      <text:p text:style-name="P2"/>
      <text:p text:style-name="P2"/>
      <text:p text:style-name="P3"/>
      <text:p text:style-name="P3"><text:span text:style-name="T7">-&gt;Override Core Model <text:s text:c="6"/></text:span><text:span text:style-name="T6"><text:s text:c="3"/></text:span><text:s text:c="124"/></text:p>
      <text:p text:style-name="P3"/>
      <text:p text:style-name="P2"/>
      <text:p text:style-name="P1">To overriding model class</text:p>
      <text:p text:style-name="P1"/>
      <text:p text:style-name="P2">(1) first step is already defined in above notes you just make to modules there</text:p>
      <text:p text:style-name="P1"/>
      <text:p text:style-name="P2">(2) app/code/local/Clarion/Currencyadvance/etc/config.xml</text:p>
      <text:p text:style-name="P1"/>
      <text:p text:style-name="P12">&lt;?xml version="1.0"?&gt;</text:p>
      <text:p text:style-name="P12">&lt;config&gt;</text:p>
      <text:p text:style-name="P12"><text:s text:c="4"/>&lt;modules&gt;</text:p>
      <text:p text:style-name="P12"><text:s text:c="8"/>&lt;Clarion_Currencyadvance&gt;</text:p>
      <text:p text:style-name="P12"><text:s text:c="12"/>&lt;version&gt;1.0&lt;/version&gt;</text:p>
      <text:p text:style-name="P12"><text:s text:c="8"/>&lt;/Clarion_Currencyadvance&gt;</text:p>
      <text:p text:style-name="P12"><text:s text:c="4"/>&lt;/modules&gt;</text:p>
      <text:p text:style-name="P12"><text:s text:c="4"/></text:p>
      <text:p text:style-name="P12"><text:s text:c="5"/>&lt;global&gt;</text:p>
      <text:p text:style-name="P12"><text:s text:c="9"/>&lt;models&gt;</text:p>
      <text:p text:style-name="P12"><text:s text:c="13"/>&lt;core&gt;</text:p>
      <text:p text:style-name="P12"><text:s text:c="11"/><text:tab/>&lt;rewrite&gt;</text:p>
      <text:p text:style-name="P12"><text:s text:c="20"/>&lt;store&gt;Clarion_Currencyadvance_Model_Store&lt;/store&gt;</text:p>
      <text:p text:style-name="P12"><text:tab/> <text:s text:c="6"/>&lt;/rewrite&gt; </text:p>
      <text:p text:style-name="P12"><text:s text:c="12"/>&lt;/core&gt;</text:p>
      <text:p text:style-name="P12"><text:s text:c="8"/>&lt;/models&gt;</text:p>
      <text:p text:style-name="P12"><text:s text:c="4"/></text:p>
      <text:p text:style-name="P12"><text:s text:c="4"/>&lt;/global&gt;</text:p>
      <text:p text:style-name="P12">&lt;/config&gt;</text:p>
      <text:p text:style-name="P1"/>
      <text:p text:style-name="P1"/>
      <text:p text:style-name="P1"/>
      <text:p text:style-name="P1"/>
      <text:p text:style-name="P1"><text:soft-page-break/></text:p>
      <text:p text:style-name="P2">(3) <text:s/>now open this file</text:p>
      <text:p text:style-name="P2"/>
      <text:p text:style-name="P2">app/code/local/Clarion/Currencyadvance/Model/Store.php</text:p>
      <text:p text:style-name="P2"/>
      <text:p text:style-name="P12">&lt;?php</text:p>
      <text:p text:style-name="P12"/>
      <text:p text:style-name="P12">class Clarion_Currencyadvance_Model_Store extends Mage_Core_Model_Store</text:p>
      <text:p text:style-name="P12">{ <text:s/></text:p>
      <text:p text:style-name="P12"/>
      <text:p text:style-name="P12">//Your <text:s/>custom code</text:p>
      <text:p text:style-name="P12">}</text:p>
      <text:p text:style-name="P12">?&gt;</text:p>
      <text:p text:style-name="P17"/>
      <text:p text:style-name="P17">your model is override successfu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>
      <style:text-properties style:text-position="sub 58%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6T14:44:14.28</meta:creation-date>
    <meta:generator>OpenOffice.org/3.4$Win32 OpenOffice.org_project/340m1$Build-9590</meta:generator>
    <dc:date>2014-03-10T15:47:42.84</dc:date>
    <meta:editing-duration>PT2H1M51S</meta:editing-duration>
    <meta:editing-cycles>5</meta:editing-cycles>
    <meta:document-statistic meta:table-count="0" meta:image-count="0" meta:object-count="0" meta:page-count="5" meta:paragraph-count="160" meta:word-count="529" meta:character-count="5269"/>
  </office:meta>
</office:document-meta>
</file>